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style:style>
    <style:style style:name="P78"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loext:contextual-spacing="false" fo:margin-top="0cm" fo:margin-bottom="0.212cm" fo:text-align="justify" style:justify-single-word="false"/>
      <style:text-properties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2">
      <style:text-properties fo:language="en" fo:country="US"/>
    </style:style>
    <style:style style:name="P144" style:family="paragraph" style:parent-style-name="Heading_20_2">
      <style:paragraph-properties fo:text-align="justify" style:justify-single-word="false"/>
    </style:style>
    <style:style style:name="P145" style:family="paragraph" style:parent-style-name="Heading_20_3">
      <style:text-properties fo:language="ru" fo:country="RU"/>
    </style:style>
    <style:style style:name="P14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style:font-weight-asian="bold" style:font-weight-complex="bold" loext:char-shading-value="0"/>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2" style:family="text">
      <style:text-properties style:use-window-font-color="true" fo:language="ru" fo:country="RU" fo:font-style="normal" fo:background-color="transparent" style:font-style-asian="normal" style:font-style-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52"/>
      <text:h text:style-name="P14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7">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6"><text:span text:style-name="T11">– Нэш, к</text:span>ак называется наш проект?</text:p>
      <text:p text:style-name="P74"><text:span text:style-name="T8">– </text:span><text:span text:style-name="T56">Дайсон.</text:span></text:p>
      <text:p text:style-name="P74"><text:span text:style-name="T8">– </text:span><text:span text:style-name="T56">Сколько тебе лет?</text:span></text:p>
      <text:p text:style-name="P74"><text:span text:style-name="T8">– </text:span><text:span text:style-name="T56">Два года с начала запуска кластера.</text:span></text:p>
      <text:p text:style-name="P74"><text:span text:style-name="T8">– </text:span><text:span text:style-name="T56">Какой сейчас год?</text:span></text:p>
      <text:p text:style-name="P74"><text:span text:style-name="T8">– </text:span><text:span text:style-name="T48">20</text:span><text:span text:style-name="T35">19</text:span><text:span text:style-name="T56">-й.</text:span></text:p>
      <text:p text:style-name="P23"/>
      <text:p text:style-name="P31">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6"><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soft-page-break/>…</text:p>
      <text:p text:style-name="P85">…</text:p>
      <text:p text:style-name="P85">…</text:p>
      <text:p text:style-name="P85">Решение.</text:p>
      <text:p text:style-name="P85">…</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5">incompartible interface Analytics v.0.93 beta</text:span>”</text:p>
      <text:p text:style-name="P31">Ага, уже теплее.</text:p>
      <text:p text:style-name="P31"/>
      <text:p text:style-name="P74"><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4">Бип-бип-бип.</text:p>
      <text:p text:style-name="P104"><text:soft-page-break/></text:p>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5"><text:span text:style-name="T1">Блядь</text:span>, что за мысли пошли!</text:p>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75">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43" text:outline-level="2">2. Пробуждение</text:h>
      <text:p text:style-name="P29"/>
      <text:p text:style-name="P1"><text:span text:style-name="T32">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text:soft-page-break/>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7">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oft-page-break/><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text:soft-page-break/>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oft-page-break/><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line-break/></text:p><text:p text:style-name="P137">(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text:soft-page-break/>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2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3" text:outline-level="2">3. Норф</text:h>
      <text:p text:style-name="P77"/>
      <text:p text:style-name="P21">Глава IV. Пределы магии</text:p>
      <text:p text:style-name="P18"/>
      <text:p text:style-name="P21">Вашему покорному слуге известны четыре предела магии: </text:p>
      <text:list xml:id="list5971130522192421538" text:style-name="L1">
        <text:list-item>
          <text:p text:style-name="P14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text:span><text:soft-page-break/><text:span text:style-name="T1">можно привести магический светлячок, который могут зажечь на кончике рога большинство жеребят единорогов.</text:span></text:p>
        </text:list-item>
        <text:list-item>
          <text:p text:style-name="P14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5">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7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text:soft-page-break/>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5">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5">Так, что тут у нас?</text:p>
      <text:p text:style-name="P75"/>
      <text:p text:style-name="P75">“<text:span text:style-name="T25">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75"/>
      <text:p text:style-name="P75">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text:span><text:span text:style-name="T1">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text:p>
      <text:p text:style-name="P7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5">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5"><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text:soft-page-break/>–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6</text:span><text:span text:style-name="T27"> – </text:span><text:span text:style-name="T28">2133</text:span><text:span text:style-name="T27"> A.C.</text:span><text:span text:style-name="T28">»</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27">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4">– Хмм, печально, он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text:soft-page-break/>–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text:soft-page-break/></text:p>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text:soft-page-break/>–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text:soft-page-break/>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text:soft-page-break/>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text:soft-page-break/>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7">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text:soft-page-break/>–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text:soft-page-break/>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text:soft-page-break/>Передо мной захлопнулась дверь в палату.</text:p>
      <text:p text:style-name="P47">Ну охренеть! Я же ещё и виноват!</text:p>
      <text:p text:style-name="P47"/>
      <text:h text:style-name="P14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text:soft-page-break/>–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text:soft-page-break/>–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text:soft-page-break/>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text:soft-page-break/>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text:soft-page-break/>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text:soft-page-break/>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soft-page-break/>***</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text:soft-page-break/>–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5">И ТЫ ЖЕЛАЕШЬ, ЧТОБ Я ОТКРЫЛ ТЕБЕ ТАЙНУ ЧЁРНОГО ЭКРАНА? ТЕБЕ, ПРИЯТЕЛЮ НАДОЕДЛИВЫХ ПОНИ? ПРИЯТЕЛЮ ГНУСНОЙ ПРОВОЗВЕСТНИЦЫ СОЛНЦА?</text:span></text:p>
      <text:p text:style-name="P50"><text:soft-page-break/>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5">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text:soft-page-break/>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text:soft-page-break/></text:p>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text:soft-page-break/>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text:soft-page-break/></text:p>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ты чего-то не учёл, Анон.</text:p>
      <text:p text:style-name="P47"/>
      <text:h text:style-name="P143" text:outline-level="2">8. Стыд</text:h>
      <text:p text:style-name="P47"/>
      <text:p text:style-name="P58">~~~ Завтра на семь в библиотеке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text:soft-page-break/>–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text:soft-page-break/>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text:soft-page-break/>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text:soft-page-break/>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text:soft-page-break/>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oft-page-break/><text:span text:style-name="T11">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text:s/>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text:soft-page-break/>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text:soft-page-break/></text:p>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79"/>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8">— вся архитектура явно </text:span><text:span text:style-name="T29">была </text:span><text:span text:style-name="T38">заточена под крылатых. Таких, для которых приземлиться на балкон в тронном зале или уйти через портик на крыше</text:span><text:span text:style-name="T52"> </text:span><text:span text:style-name="T38">— обычное дело. </text:span><text:span text:style-name="T52">Хорошо, что 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text:span><text:soft-page-break/><text:span text:style-name="T38">по наличию кухонного шкафчика с раковиной и фонтанчиком.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text:soft-page-break/>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Святые яца! Анон, тебя пригласили на свидание! Я чувствовал, как краска заливает лицо. Уши стали горячими, как угли в камине.</text:p>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ей моих немного,</text:p><text:p text:style-name="P138">Студи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p text:style-name="P138"><text:line-break/>(услышано во сне)</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водку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oft-page-break/><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а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text:p>
      <text:p text:style-name="P15"><text:span text:style-name="T42">– </text:span>“<text:span text:style-name="T1">Что я могу сделать, чтобы вернуть всё назад?</text:span>”</text:p>
      <text:p text:style-name="P15"><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2">– </text:span><text:span text:style-name="T29">Что бы это значило, Флёр?</text:span></text:p>
      <text:p text:style-name="P15"><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Не очень, мягко говоря.</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5">—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oft-page-break/><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Явно Селестия заговаривает тебе зубы, Анон! Я подозрительно посмотрел на свёрток.</text:p>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text:soft-page-break/>–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line-break/><text:line-break/>(<text:span text:style-name="T38">у</text:span><text:span text:style-name="T42">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8">–</text:span><text:span text:style-name="T29">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text:soft-page-break/>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5"><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9">пони-</text:span><text:span text:style-name="T38">исчезновений уже год. Почту за честь работать </text:span><text:span text:style-name="T29">под твоим руководством</text:span><text:span text:style-name="T38">. Погоди немного, я </text:span><text:span text:style-name="T29">от</text:span><text:span text:style-name="T38">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text:soft-page-break/>–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7"/>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6">Видения этих городов</text:span><text:span text:style-name="T46"> дрожали, <text:s/>пересекались </text:span><text:span text:style-name="T36">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6">всё, что удалось от неё добиться.</text:span></text:p>
      <text:p text:style-name="P1"/>
      <text:p text:style-name="P20">~~~</text:p>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1">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text:soft-page-break/></text:p>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text:soft-page-break/></text:p>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text:soft-page-break/>–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text:soft-page-break/>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2">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8">—</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soft-page-break/>…</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38">– Я </text:span><text:span text:style-name="T42">всегда буду оставаться в тени. </text:span><text:span text:style-name="T38">– </text:span><text:span text:style-name="T42">хлюпала единоро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8">— </text:span><text:span text:style-name="T29">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9">.</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5">Чужестранец-примат разбил сердце нашей обожаемой Селестии! Двор в отчаянии </text:span><text:span text:style-name="T14">—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oft-page-break/><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6">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oft-page-break/><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text:soft-page-break/>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и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6">эт правда?</text:span></text:p>
      <text:p text:style-name="P47"><text:span text:style-name="T15">– </text:span><text:span text:style-name="T56">Какая из? Их много, вообще-то. Ик!</text:span></text:p>
      <text:p text:style-name="P47"><text:span text:style-name="T15">–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6">он-нон, </text:span><text:span text:style-name="T15">– </text:span><text:span text:style-name="T56">захихикала Пинки, взъерошив копытами розовые кудряшки и попытавшись соорудить из них бороду, </text:span><text:span text:style-name="T15">–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6">Ты что-о-о! Нельзя любить фаэри! Она похитит твоё сердце, и ты будешь искать её, пока не… </text:span><text:span text:style-name="T15">– </text:span><text:span text:style-name="T56">Пинки погрузилась в так и не съеденный салат «по-кантерлотски» и захрапела.</text:span></text:p>
      <text:p text:style-name="P47"><text:span text:style-name="T15">– </text:span><text:span text:style-name="T56">Пока не умру?</text:span></text:p>
      <text:p text:style-name="P47"><text:span text:style-name="T15">– </text:span><text:span text:style-name="T56">Нет, глупенький. </text:span><text:span text:style-name="T15">– </text:span><text:span text:style-name="T56">пробулькала Пинки из миски. </text:span><text:span text:style-name="T15">–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5">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2"/>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soft-page-break/>***</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oft-page-break/><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oft-page-break/><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text:soft-page-break/>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5">Исчезновение дневной главы диархии: Эквестрия в панике!</text:span>» (статья двухдневной давности).</text:p>
      <text:p text:style-name="P50">«<text:span text:style-name="T25">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5">Да отстаньте же вы от меня! Он сказал, что ест пони, но я этого НЕ ВИДЕЛА!!!</text:span>»).</text:p>
      <text:p text:style-name="P50">«<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5">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text:soft-page-break/>–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text:soft-page-break/></text:p>
      <text:p text:style-name="P50">День спустя…</text:p>
      <text:p text:style-name="P50"/>
      <text:p text:style-name="P50">«<text:span text:style-name="T25">Добро пожаловать в Груммингтон! Вам здесь рады!</text:span></text:p>
      <text:p text:style-name="P50"><text:span text:style-name="T25">Население города </text:span><text:span text:style-name="T58">302 пони</text:span><text:span text:style-name="T25">.</text:span></text:p>
      <text:p text:style-name="P50"><text:span text:style-name="T58">250 пони</text:span><text:span text:style-name="T25">.</text:span></text:p>
      <text:p text:style-name="P50"><text:span text:style-name="T58">125 поней</text:span><text:span text:style-name="T25">.</text:span></text:p>
      <text:p text:style-name="P50"><text:span text:style-name="T25">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1">Дружба </text:span><text:span text:style-name="T34">—</text:span><text:span text:style-name="T21"> </text:span><text:span text:style-name="T3">э</text:span><text:span text:style-name="T21">то, </text:span><text:span text:style-name="T60">так её </text:span><text:span text:style-name="T3">разэтак</text:span><text:span text:style-name="T60">,</text:span><text:span text:style-name="T21"> магия!</text:span></text:p>
      <text:p text:style-name="Standard"><text:span text:style-name="T21">P.S. Мне тебя не хватает. Сильно.</text:span><text:span text:style-name="T52">»</text:span></text:p>
      <text:p text:style-name="P50"/>
      <text:p text:style-name="P50">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text:soft-page-break/>–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58">37 пни</text:span></text:p>
      <text:p text:style-name="P69">24пн</text:p>
      <text:p text:style-name="P69">15</text:p>
      <text:p text:style-name="P50"><text:span text:style-name="T25">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5">Добро пожаловать в Груммингтон! Вам здесь рады!</text:span></text:p>
      <text:p text:style-name="P50"><text:span text:style-name="T25">Население города </text:span><text:span text:style-name="T58">302 пони</text:span><text:span text:style-name="T25">.</text:span></text:p>
      <text:p text:style-name="P50"><text:span text:style-name="T58">250 пони</text:span><text:span text:style-name="T25">.</text:span></text:p>
      <text:p text:style-name="P50"><text:span text:style-name="T58">125 поней</text:span><text:span text:style-name="T25">.</text:span></text:p>
      <text:p text:style-name="P50"><text:span text:style-name="T25">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text:soft-page-break/>–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6">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5">Провинция пустеет: репортаж из обеспоневшего посёлка</text:span>». «<text:span text:style-name="T25">Нехватка пегасов-погодников: указ принцессы Луны разрешает набор в погодные </text:span><text:soft-page-break/><text:span text:style-name="T25">команды пегасов без лётных аттестатов</text:span>». «<text:span text:style-name="T25">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text:soft-page-break/>–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text:soft-page-break/>–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text:soft-page-break/>–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text:soft-page-break/>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text:soft-page-break/></text:p>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oft-page-break/><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text:soft-page-break/>–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ски <text:span text:style-name="T59">любили друг друга! И у них </text:span>был<text:span text:style-name="T59"> </text:span>офигенский <text:span text:style-name="T59">секс! </text:span>И это был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oft-page-break/><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0">– А</text:span><text:span text:style-name="T31">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2"><text:soft-page-break/><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oft-page-break/><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я абсолютно уверена в безопасности эксперимента!</text:p>
      <text:p text:style-name="P52"><text:span text:style-name="T11">– </text:span>Ой, ш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text:soft-page-break/>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о? Увидел ш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oft-page-break/><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text:soft-page-break/>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о мы все — навроде этого кота, а Анон боится открыть ящик? Ш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oft-page-break/><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oft-page-break/><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text:soft-page-break/>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text:soft-page-break/>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oft-page-break/><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6">–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4" text:outline-level="2"><text:span text:style-name="T1">22</text:span>. <text:span text:style-name="T1">Лучший</text:span> Гранд Галопин<text:span text:style-name="T1">г</text:span> Гала <text:span text:style-name="T1">в истории</text:span></text:h>
      <text:p text:style-name="P7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text:soft-page-break/>–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text:soft-page-break/>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text:soft-page-break/>– Сел - Сел… Ну почему ты такая… – пробормотал я сквозь слёзы.</text:p>
      <text:p text:style-name="P52"/>
      <text:p text:style-name="P53">***</text:p>
      <text:p text:style-name="P78"/>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text:soft-page-break/>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5">7.76</text:span>», сменившись на «<text:span text:style-name="T25">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1"/>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5">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text:soft-page-break/>–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text:soft-page-break/>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5">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text:soft-page-break/>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text:soft-page-break/>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147">26.07.2143 А.С.</text:p>
      <text:p text:style-name="P52"/>
      <text:h text:style-name="Heading_20_2" text:outline-level="2">24. Навсегда. И всегда.</text:h>
      <text:p text:style-name="P124"/>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text:soft-page-break/>–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text:soft-page-break/>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почини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text:soft-page-break/>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text:soft-page-break/>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text:soft-page-break/>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5">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text:soft-page-break/>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text:soft-page-break/>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text:soft-page-break/>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9">А ч</text:span>то случилось с кракеном?</text:p>
      <text:p text:style-name="P52"><text:soft-page-break/>– Он провалился в <text:span text:style-name="T59">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text:soft-page-break/>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1">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1">—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text:soft-page-break/>–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text:soft-page-break/>–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text:soft-page-break/>Там лишь тающая в темноте радуга.</text:p>
      <text:p text:style-name="P47"/>
      <text:h text:style-name="Heading_20_2" text:outline-level="2">2<text:span text:style-name="T1">6</text:span>. <text:span text:style-name="T1">Терра</text:span></text:h>
      <text:h text:style-name="P145" text:outline-level="3">Воскресенье</text:h>
      <text:p text:style-name="P47"/>
      <text:p text:style-name="P1">Невесомость, удар, чувство веса. Я открываю глаза.</text:p>
      <text:p text:style-name="P1">Крыша <text:span text:style-name="T28">высотки</text:span><text:span text:style-name="T27"> </text:span>тускло отсвечивает в свете звёзд. <text:span text:style-name="T27">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text:span><text:span text:style-name="T1">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20">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text:span><text:span text:style-name="T2">самой </text:span><text:span text:style-name="T2">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1">– </text:span>Привет, Нэш. Это Анон.</text:p>
      <text:p text:style-name="P1"><text:soft-page-break/><text:span text:style-name="T31">–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text:span><text:span text:style-name="T1">е</text:span><text:span text:style-name="T1">, конечно, </text:span><text:span text:style-name="T1">начхать</text:span><text:span text:style-name="T1">,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text:span><text:span text:style-name="T1">Солнцезадая</text:span><text:span text:style-name="T1">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Что ж, возможно ты был неправ, Анон, и от драконикуса будет реальная польза!</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span text:style-name="T1">ХА-ХА</text:span><text:span text:style-name="T1">!!!</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text:span><text:span text:style-name="T1">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7</text:span>. <text:span text:style-name="T1">Терра</text:span></text:h>
      <text:h text:style-name="P14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1">– Эт</text:span><text:span text:style-name="T11">и</text:span><text:span text:style-name="T11"> мультик</text:span><text:span text:style-name="T11">и</text:span><text:span text:style-name="T11">… </text:span><text:span text:style-name="T11">О</text:span><text:span text:style-name="T11">н</text:span><text:span text:style-name="T11">и</text:span><text:span text:style-name="T11">… эмм… </text:span><text:span text:style-name="T11">у</text:span><text:span text:style-name="T11">прощён</text:span><text:span text:style-name="T11">ы</text:span><text:span text:style-name="T11"> до ужаса. Если честно, я… эмм… не понимаю, как такое может кому-то нравиться. Прямо как сахарная патока. </text:span><text:span text:style-name="T11">Разве что </text:span><text:span text:style-name="T11">очень </text:span><text:span text:style-name="T11">маленьким девочкам… </text:span><text:span text:style-name="T27">На самом деле всё было… эмм… гораздо, гораздо сложнее… </text:span><text:span text:style-name="T27">Например, в серии про возвращение гармонии… </text:span><text:span text:style-name="T27">В </text:span><text:span text:style-name="T27">этом мультике освободившийся</text:span><text:span text:style-name="T27"> Дискорд заколдовал всех нас </text:span><text:span text:style-name="T27">и… </text:span><text:span text:style-name="T27">эмм… </text:span><text:span text:style-name="T27">обманом изменил нашу суть… Эпплджек стала лгуньей, Рэрити — жадиной, Пинки — </text:span><text:span text:style-name="T27">брюзгой, Рэйнбоу Дэш — предательн</text:span><text:span text:style-name="T27">и</text:span><text:span text:style-name="T27">цей, а я… </text:span><text:span text:style-name="T27">эмм… </text:span><text:span text:style-name="T27">я </text:span><text:span text:style-name="T27">стала грубиянкой. На самом деле всё было не совсем так…</text:span></text:p>
      <text:p text:style-name="P98"><text:span text:style-name="T27">Я </text:span><text:span text:style-name="T27">с удивлением повернулся к притихшей Флаттершай.</text:span></text:p>
      <text:p text:style-name="P98"><text:span text:style-name="T27">– </text:span><text:span text:style-name="T27">А как?</text:span></text:p>
      <text:p text:style-name="P98"><text:span text:style-name="T27">Д</text:span><text:span text:style-name="T27">евушка </text:span><text:span text:style-name="T27">обхватила себя руками, как от холода</text:span><text:span text:style-name="T27">. Я еле различал её полушёпот.</text:span></text:p>
      <text:p text:style-name="P98"><text:span text:style-name="T27">– </text:span><text:span text:style-name="T27">На самом деле… Дискорд просто высвободил то плохое, что в нас уже было… То, что кажд</text:span><text:span text:style-name="T27">ая</text:span><text:span text:style-name="T27"> </text:span><text:span text:style-name="T27">прятала подальше и никогда-никогда не показывала другим</text:span><text:span text:style-name="T27">… </text:span><text:span text:style-name="T27">Это была его шутка… </text:span><text:span text:style-name="T27">Дискорд не </text:span><text:span text:style-name="T27">привносил своего зла, потому что на самом деле… он не злой… </text:span><text:span text:style-name="T27">Он может очень не нравится, но… эмм, потому что ты видишь только внешнюю картинку.</text:span></text:p>
      <text:p text:style-name="P108"><text:soft-page-break/>–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1">–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27">ы заманим </text:span><text:span text:style-name="T27">Ксению</text:span><text:span text:style-name="T27">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7">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text:soft-page-break/>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soft-page-break/>…</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text:soft-page-break/>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text:soft-page-break/>–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1">module </text:span>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text:soft-page-break/>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text:soft-page-break/>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text:soft-page-break/>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1"/>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text:soft-page-break/>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99"><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43" text:outline-level="2">2<text:span text:style-name="T1">9</text:span>. Отбытие</text:h>
      <text:p text:style-name="P111"/>
      <text:p text:style-name="P98"><text:span text:style-name="T11">–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text:soft-page-break/>–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text:soft-page-break/>–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Р</text:span>ассказывай.</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27">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7">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text:soft-page-break/></text:p>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7">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text:soft-page-break/>Я открыл глаза.</text:p>
      <text:p text:style-name="P118">Перед носом плавными рывками уходили вниз окна этажей. Порывы вихрей от взмахов <text:span text:style-name="T27">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p>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держаться в воздухе дольше у меня не хватит магии…</text:p>
      <text:p text:style-name="P118"/>
      <text:p text:style-name="P118">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text:soft-page-break/>–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oft-page-break/><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oft-page-break/><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pan text:style-name="T53">–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7">.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3">– К сожалению, не </text:span><text:span text:style-name="T47">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3">творчество таких раздолбаев, как ты и твой дружок Юджин — чтоб ему икнулось, где бы он ни был.</text:span><text:span text:style-name="T43"><text:note text:id="ftn14" text:note-class="footnote"><text:note-citation>14</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3">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8">Я вспомнил события последнего времени<text:span text:style-name="T11">.</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мире людей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03"><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text:soft-page-break/>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
      <text:p text:style-name="P103"><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text:span><text:span text:style-name="T54">Объединённом Континууме Эквуса</text:span><text:span text:style-name="T49">!</text:span></text:p>
      <text:p text:style-name="P104">Я подозрительно посмотрел на Анакорна.</text:p>
      <text:p text:style-name="P103"><text:span text:style-name="T17">– </text:span><text:span text:style-name="T49">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oft-page-break/><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text:soft-page-break/></text:p>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text:soft-page-break/>– Что? Ты о чём?</text:p>
      <text:p text:style-name="P103">–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p>
      <text:p text:style-name="P104"/>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Аликорница приблизилась ко мне ещё на шаг. Её губы почти касались моих. Я снова, как и каждый раз до этого, утонул в её взгляде бездонных розо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text:soft-page-break/>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31">–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98"><text:soft-page-break/>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7">Я опустил руку на шею <text:span text:style-name="T1">пегаски</text:span> и ощутил теплоту и лёгкое покалывание в пустоте.</text:p>
      <text:p text:style-name="P97"><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text:soft-page-break/>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1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24T01:30:38.05</dc:date>
    <meta:editing-duration>P142DT19H23M36S</meta:editing-duration>
    <meta:editing-cycles>8897</meta:editing-cycles>
    <meta:generator>OpenOffice/4.1.1$Win32 OpenOffice.org_project/411m6$Build-9775</meta:generator>
    <dc:creator>макс </dc:creator>
    <meta:document-statistic meta:table-count="0" meta:image-count="0" meta:object-count="0" meta:page-count="225" meta:paragraph-count="4706" meta:word-count="104259" meta:character-count="662638"/>
  </office:meta>
</office:document-meta>
</file>